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cessorMap.AccessorMap( Map map ,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cessorMap.put( Object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Accessor.configure( Configuration confi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ccessorMap.remove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Accessor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essorMap.get( Object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ccessorMap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Accesso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essorMap.putAll( Map 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